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 style:data-style-name="N108"/>
    <style:style style:name="ce5" style:family="table-cell" style:parent-style-name="Default" style:data-style-name="N10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1cm" svg:height="9.008cm" svg:x="0.114cm" svg:y="9.099cm">
            <draw:object draw:notify-on-update-of-ranges="Лист1.B19:Лист1.F19 Лист1.A17:Лист1.A17 Лист1.B17:Лист1.F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9cm" svg:height="9.008cm" svg:x="18.154cm" svg:y="9.257cm">
            <draw:object draw:notify-on-update-of-ranges="Лист1.J16:Лист1.N16 Лист1.I17:Лист1.I17 Лист1.J17:Лист1.N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1cm" svg:height="9.009cm" svg:x="0cm" svg:y="19.055cm">
            <draw:object draw:notify-on-update-of-ranges="Лист1.B19:Лист1.F19 Лист1.I17:Лист1.I17 Лист1.J17:Лист1.N17 Лист1.A20:Лист1.A20 Лист1.B20:Лист1.F20 Лист1.A17:Лист1.A17 Лист1.B17:Лист1.F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1cm" svg:height="9.009cm" svg:x="18.085cm" svg:y="19.012cm">
            <draw:object draw:notify-on-update-of-ranges="Лист1.B16:Лист1.F16 Лист1.I17:Лист1.I17 Лист1.J17:Лист1.N17 Лист1.A17:Лист1.A17 Лист1.B17:Лист1.F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Limit</text:p>
          </table:table-cell>
          <table:table-cell office:value-type="string" calcext:value-type="string">
            <text:p>Typ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ubble</text:p>
          </table:table-cell>
          <table:table-cell table:number-columns-repeated="5" office:value-type="float" office:value="0.00002" calcext:value-type="float">
            <text:p>0,00002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table-cell office:value-type="string" calcext:value-type="string">
            <text:p>Built-in</text:p>
          </table:table-cell>
          <table:table-cell office:value-type="float" office:value="0.00001" calcext:value-type="float">
            <text:p>0,00001</text:p>
          </table:table-cell>
          <table:table-cell table:number-columns-repeated="4" office:value-type="float" office:value="0" calcext:value-type="float">
            <text:p>0,00000</text:p>
          </table:table-cell>
          <table:table-cell table:number-columns-repeated="7"/>
        </table:table-row>
        <table:table-row table:style-name="ro1">
          <table:table-cell table:style-name="ce2"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bubble</text:p>
          </table:table-cell>
          <table:table-cell office:value-type="float" office:value="0.00053" calcext:value-type="float">
            <text:p>0,00053</text:p>
          </table:table-cell>
          <table:table-cell table:number-columns-repeated="2" office:value-type="float" office:value="0.00093" calcext:value-type="float">
            <text:p>0,00093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92" calcext:value-type="float">
            <text:p>0,00092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table-cell office:value-type="string" calcext:value-type="string">
            <text:p>Built-in</text:p>
          </table:table-cell>
          <table:table-cell office:value-type="float" office:value="0.00002" calcext:value-type="float">
            <text:p>0,00002</text:p>
          </table:table-cell>
          <table:table-cell table:number-columns-repeated="4" office:value-type="float" office:value="0.00001" calcext:value-type="float">
            <text:p>0,00001</text:p>
          </table:table-cell>
          <table:table-cell table:number-columns-repeated="7"/>
        </table:table-row>
        <table:table-row table:style-name="ro1">
          <table:table-cell table:style-name="ce2" office:value-type="float" office:value="1000" calcext:value-type="float" table:number-columns-spanned="1" table:number-rows-spanned="2">
            <text:p>1 000</text:p>
          </table:table-cell>
          <table:table-cell office:value-type="string" calcext:value-type="string">
            <text:p>bubble</text:p>
          </table:table-cell>
          <table:table-cell office:value-type="float" office:value="0.09047" calcext:value-type="float">
            <text:p>0,09047</text:p>
          </table:table-cell>
          <table:table-cell office:value-type="float" office:value="0.08887" calcext:value-type="float">
            <text:p>0,08887</text:p>
          </table:table-cell>
          <table:table-cell office:value-type="float" office:value="0.08747" calcext:value-type="float">
            <text:p>0,08747</text:p>
          </table:table-cell>
          <table:table-cell office:value-type="float" office:value="0.08999" calcext:value-type="float">
            <text:p>0,08999</text:p>
          </table:table-cell>
          <table:table-cell office:value-type="float" office:value="0.08804" calcext:value-type="float">
            <text:p>0,08804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table-cell office:value-type="string" calcext:value-type="string">
            <text:p>Built-in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19" calcext:value-type="float">
            <text:p>0,00019</text:p>
          </table:table-cell>
          <table:table-cell table:number-columns-repeated="2" office:value-type="float" office:value="0.00018" calcext:value-type="float">
            <text:p>0,00018</text:p>
          </table:table-cell>
          <table:table-cell table:number-columns-repeated="7"/>
        </table:table-row>
        <table:table-row table:style-name="ro1">
          <table:table-cell table:style-name="ce2" office:value-type="float" office:value="10000" calcext:value-type="float" table:number-columns-spanned="1" table:number-rows-spanned="2">
            <text:p>10 000</text:p>
          </table:table-cell>
          <table:table-cell office:value-type="string" calcext:value-type="string">
            <text:p>bubble</text:p>
          </table:table-cell>
          <table:table-cell office:value-type="float" office:value="8.94178" calcext:value-type="float">
            <text:p>8,94178</text:p>
          </table:table-cell>
          <table:table-cell office:value-type="float" office:value="8.88268" calcext:value-type="float">
            <text:p>8,88268</text:p>
          </table:table-cell>
          <table:table-cell office:value-type="float" office:value="8.88088" calcext:value-type="float">
            <text:p>8,88088</text:p>
          </table:table-cell>
          <table:table-cell office:value-type="float" office:value="8.90235" calcext:value-type="float">
            <text:p>8,90235</text:p>
          </table:table-cell>
          <table:table-cell office:value-type="float" office:value="8.94336" calcext:value-type="float">
            <text:p>8,94336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table-cell office:value-type="string" calcext:value-type="string">
            <text:p>Built-in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54" calcext:value-type="float">
            <text:p>0,00540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246" calcext:value-type="float">
            <text:p>0,00246</text:p>
          </table:table-cell>
          <table:table-cell table:number-columns-repeated="7"/>
        </table:table-row>
        <table:table-row table:style-name="ro1">
          <table:table-cell table:style-name="ce2" office:value-type="float" office:value="100000" calcext:value-type="float" table:number-columns-spanned="1" table:number-rows-spanned="2">
            <text:p>100 000</text:p>
          </table:table-cell>
          <table:table-cell office:value-type="string" calcext:value-type="string">
            <text:p>bubble</text:p>
          </table:table-cell>
          <table:table-cell office:value-type="float" office:value="908.85695" calcext:value-type="float">
            <text:p>908,85695</text:p>
          </table:table-cell>
          <table:table-cell office:value-type="float" office:value="899.08199" calcext:value-type="float">
            <text:p>899,08199</text:p>
          </table:table-cell>
          <table:table-cell office:value-type="float" office:value="900.34967" calcext:value-type="float">
            <text:p>900,34967</text:p>
          </table:table-cell>
          <table:table-cell office:value-type="float" office:value="903.64258" calcext:value-type="float">
            <text:p>903,64258</text:p>
          </table:table-cell>
          <table:table-cell office:value-type="float" office:value="901.49068" calcext:value-type="float">
            <text:p>901,49068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table-cell office:value-type="string" calcext:value-type="string">
            <text:p>Built-in</text:p>
          </table:table-cell>
          <table:table-cell office:value-type="float" office:value="0.03523" calcext:value-type="float">
            <text:p>0,03523</text:p>
          </table:table-cell>
          <table:table-cell office:value-type="float" office:value="0.03249" calcext:value-type="float">
            <text:p>0,03249</text:p>
          </table:table-cell>
          <table:table-cell office:value-type="float" office:value="0.03281" calcext:value-type="float">
            <text:p>0,03281</text:p>
          </table:table-cell>
          <table:table-cell office:value-type="float" office:value="0.03225" calcext:value-type="float">
            <text:p>0,03225</text:p>
          </table:table-cell>
          <table:table-cell office:value-type="float" office:value="0.03241" calcext:value-type="float">
            <text:p>0,032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Points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 000</text:p>
          </table:table-cell>
          <table:table-cell table:style-name="ce3" office:value-type="float" office:value="10000" calcext:value-type="float">
            <text:p>10 000</text:p>
          </table:table-cell>
          <table:table-cell table:style-name="ce3" office:value-type="float" office:value="100000" calcext:value-type="float">
            <text:p>100 000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 000</text:p>
          </table:table-cell>
          <table:table-cell table:style-name="ce3" office:value-type="float" office:value="10000" calcext:value-type="float">
            <text:p>10 000</text:p>
          </table:table-cell>
          <table:table-cell table:style-name="ce3" office:value-type="float" office:value="100000" calcext:value-type="float">
            <text:p>100 000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style-name="ce4" table:formula="of:=([.D3]+[.E3]+[.F3])/3" office:value-type="float" office:value="0.00002" calcext:value-type="float">
            <text:p>0,00002</text:p>
          </table:table-cell>
          <table:table-cell table:style-name="ce4" table:formula="of:=([.E5]+[.F5]+[.G5])/3" office:value-type="float" office:value="0.000793333333333333" calcext:value-type="float">
            <text:p>0,00079</text:p>
          </table:table-cell>
          <table:table-cell table:style-name="ce4" table:formula="of:=([.D7]+[.F7]+[.G7])/3" office:value-type="float" office:value="0.0889666666666667" calcext:value-type="float">
            <text:p>0,08897</text:p>
          </table:table-cell>
          <table:table-cell table:style-name="ce4" table:formula="of:=([.C9]+[.D9]+[.F9])/3" office:value-type="float" office:value="8.90893666666667" calcext:value-type="float">
            <text:p>8,90894</text:p>
          </table:table-cell>
          <table:table-cell table:style-name="ce4" table:formula="of:=([.E11]+[.F11]+[.G11])/3" office:value-type="float" office:value="901.827643333333" calcext:value-type="float">
            <text:p>901,82764</text:p>
          </table:table-cell>
          <table:table-cell table:style-name="Default"/>
          <table:table-cell/>
          <table:table-cell office:value-type="string" calcext:value-type="string">
            <text:p>built-in</text:p>
          </table:table-cell>
          <table:table-cell table:style-name="ce4" table:formula="of:=([.C4]+[.D4]+[.E4])/3" office:value-type="float" office:value="0.00000333333333333333" calcext:value-type="float">
            <text:p>0,00000</text:p>
          </table:table-cell>
          <table:table-cell table:style-name="ce4" table:formula="of:=([.D6]+[.E6]+[.F6])/3" office:value-type="float" office:value="0.00001" calcext:value-type="float">
            <text:p>0,00001</text:p>
          </table:table-cell>
          <table:table-cell table:style-name="ce4" table:formula="of:=([.E8]+[.F8]+[.G8])/3" office:value-type="float" office:value="0.000183333333333333" calcext:value-type="float">
            <text:p>0,00018</text:p>
          </table:table-cell>
          <table:table-cell table:style-name="ce4" table:formula="of:=([.C10]+[.F10]+[.G10])/3" office:value-type="float" office:value="0.00240666666666667" calcext:value-type="float">
            <text:p>0,00241</text:p>
          </table:table-cell>
          <table:table-cell table:style-name="ce4" table:formula="of:=([.D12]+[.E12]+[.G12])/3" office:value-type="float" office:value="0.03257" calcext:value-type="float">
            <text:p>0,03257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*x^2</text:p>
          </table:table-cell>
          <table:table-cell table:style-name="ce4" table:formula="of:=0.00000009*[.B19]^2" office:value-type="float" office:value="0.000009" calcext:value-type="float">
            <text:p>0,00001</text:p>
          </table:table-cell>
          <table:table-cell table:style-name="ce4" table:formula="of:=0.00000009*[.C19]^2" office:value-type="float" office:value="0.0009" calcext:value-type="float">
            <text:p>0,00090</text:p>
          </table:table-cell>
          <table:table-cell table:style-name="ce4" table:formula="of:=0.00000009*[.D19]^2" office:value-type="float" office:value="0.09" calcext:value-type="float">
            <text:p>0,09000</text:p>
          </table:table-cell>
          <table:table-cell table:style-name="ce4" table:formula="of:=0.00000009*[.E19]^2" office:value-type="float" office:value="9" calcext:value-type="float">
            <text:p>9,00000</text:p>
          </table:table-cell>
          <table:table-cell table:style-name="ce4" table:formula="of:=0.00000009*[.F19]^2" office:value-type="float" office:value="900" calcext:value-type="float">
            <text:p>900,00000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5" number:min-integer-digits="1" number:grouping="true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.00.0000</text:date>, <text:time style:data-style-name="N2" text:time-value="10:05:44.89583778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0:10:28.321165146</meta:creation-date>
    <dc:date>2014-08-10T10:17:45.245815452</dc:date>
    <meta:editing-duration>PT32S</meta:editing-duration>
    <meta:editing-cycles>4</meta:editing-cycles>
    <meta:generator>LibreOffice/4.2.4.2$Linux_x86 LibreOffice_project/420m0$Build-2</meta:generator>
    <meta:document-statistic meta:table-count="1" meta:cell-count="1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legend chart:legend-position="end" svg:x="13.662cm" svg:y="4.205cm" style:legend-expansion="high" chart:style-name="ch2"/>
        <chart:plot-area chart:style-name="ch3" table:cell-range-address="Лист1.B19:Лист1.F19 Лист1.A17:Лист1.F17" chart:data-source-has-labels="both" svg:x="0.77cm" svg:y="0.855cm" svg:width="12.252cm" svg:height="7.554cm">
          <chartooo:coordinate-region svg:x="1.868cm" svg:y="1.055cm" svg:width="10.597cm" svg:height="6.707cm"/>
          <chart:axis chart:dimension="x" chart:name="primary-x" chart:style-name="ch4" chartooo:axis-type="auto">
            <chartooo:date-scale/>
            <chart:categories table:cell-range-address="Лист1.B19:Лист1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7:Лист1.F17" chart:label-cell-address="Лист1.A17:Лист1.A1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Лист1.B19:Лист1.F1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bubble</text:p>
                <draw:g>
                  <svg:desc>Лист1.A17:Лист1.A17</svg:desc>
                </draw:g>
              </table:table-cell>
              <table:table-cell office:value-type="float" office:value="0.00002">
                <text:p>0.00002</text:p>
                <draw:g>
                  <svg:desc>Лист1.B17:Лист1.F17</svg:desc>
                </draw:g>
              </table:table-cell>
              <table:table-cell office:value-type="float" office:value="0.000793333333333333">
                <text:p>0.000793333333333333</text:p>
              </table:table-cell>
              <table:table-cell office:value-type="float" office:value="0.0889666666666667">
                <text:p>0.0889666666666667</text:p>
              </table:table-cell>
              <table:table-cell office:value-type="float" office:value="8.90893666666667">
                <text:p>8.90893666666667</text:p>
              </table:table-cell>
              <table:table-cell office:value-type="float" office:value="901.827643333333">
                <text:p>901.82764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line" chart:style-name="ch1">
        <chart:legend chart:legend-position="end" svg:x="13.661cm" svg:y="4.205cm" style:legend-expansion="high" chart:style-name="ch2"/>
        <chart:plot-area chart:style-name="ch3" table:cell-range-address="Лист1.J16:Лист1.N17 Лист1.I17:Лист1.I17" chart:data-source-has-labels="both" svg:x="0.77cm" svg:y="0.855cm" svg:width="12.251cm" svg:height="7.554cm">
          <chartooo:coordinate-region svg:x="2.238cm" svg:y="1.055cm" svg:width="10.173cm" svg:height="6.707cm"/>
          <chart:axis chart:dimension="x" chart:name="primary-x" chart:style-name="ch4" chartooo:axis-type="auto">
            <chartooo:date-scale/>
            <chart:categories table:cell-range-address="Лист1.J16:Лист1.N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J17:Лист1.N17" chart:label-cell-address="Лист1.I17:Лист1.I1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Лист1.J16:Лист1.N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built-in</text:p>
                <draw:g>
                  <svg:desc>Лист1.I17:Лист1.I17</svg:desc>
                </draw:g>
              </table:table-cell>
              <table:table-cell office:value-type="float" office:value="0.00000333333333333333">
                <text:p>0.00000333333333333333</text:p>
                <draw:g>
                  <svg:desc>Лист1.J17:Лист1.N17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183333333333333">
                <text:p>0.000183333333333333</text:p>
              </table:table-cell>
              <table:table-cell office:value-type="float" office:value="0.00240666666666667">
                <text:p>0.00240666666666667</text:p>
              </table:table-cell>
              <table:table-cell office:value-type="float" office:value="0.03257">
                <text:p>0.03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row-mapping="1 2" chart:style-name="ch1">
        <chart:legend chart:legend-position="end" svg:x="13.662cm" svg:y="3.708cm" style:legend-expansion="high" chart:style-name="ch2"/>
        <chart:plot-area chart:style-name="ch3" table:cell-range-address="Лист1.B19:Лист1.F20 Лист1.I17:Лист1.N17 Лист1.A20:Лист1.A20 Лист1.A17:Лист1.F17" chart:data-source-has-labels="both" svg:x="0.77cm" svg:y="0.855cm" svg:width="12.252cm" svg:height="7.555cm">
          <chartooo:coordinate-region svg:x="2.979cm" svg:y="1.055cm" svg:width="9.486cm" svg:height="6.708cm"/>
          <chart:axis chart:dimension="x" chart:name="primary-x" chart:style-name="ch4" chartooo:axis-type="auto">
            <chartooo:date-scale/>
            <chart:categories table:cell-range-address="Лист1.B19:Лист1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J17:Лист1.N17" chart:label-cell-address="Лист1.I17:Лист1.I17" chart:class="chart:line">
            <chart:data-point chart:repeated="5"/>
          </chart:series>
          <chart:series chart:style-name="ch8" chart:values-cell-range-address="Лист1.B20:Лист1.F20" chart:label-cell-address="Лист1.A20:Лист1.A20" chart:class="chart:line">
            <chart:data-point chart:repeated="5"/>
          </chart:series>
          <chart:series chart:style-name="ch9" chart:values-cell-range-address="Лист1.B17:Лист1.F17" chart:label-cell-address="Лист1.A17:Лист1.A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Лист1.B19:Лист1.F1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built-in</text:p>
                <draw:g>
                  <svg:desc>Лист1.I17:Лист1.I17</svg:desc>
                </draw:g>
              </table:table-cell>
              <table:table-cell office:value-type="float" office:value="0.00000333333333333333">
                <text:p>0.00000333333333333333</text:p>
                <draw:g>
                  <svg:desc>Лист1.J17:Лист1.N17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183333333333333">
                <text:p>0.000183333333333333</text:p>
              </table:table-cell>
              <table:table-cell office:value-type="float" office:value="0.00240666666666667">
                <text:p>0.00240666666666667</text:p>
              </table:table-cell>
              <table:table-cell office:value-type="float" office:value="0.03257">
                <text:p>0.03257</text:p>
              </table:table-cell>
            </table:table-row>
            <table:table-row>
              <table:table-cell office:value-type="string">
                <text:p>a*x^2</text:p>
                <draw:g>
                  <svg:desc>Лист1.A20:Лист1.A20</svg:desc>
                </draw:g>
              </table:table-cell>
              <table:table-cell office:value-type="float" office:value="0.000009">
                <text:p>0.000009</text:p>
                <draw:g>
                  <svg:desc>Лист1.B20:Лист1.F20</svg:desc>
                </draw:g>
              </table:table-cell>
              <table:table-cell office:value-type="float" office:value="0.0009">
                <text:p>0.0009</text:p>
              </table:table-cell>
              <table:table-cell office:value-type="float" office:value="0.09">
                <text:p>0.09</text:p>
              </table:table-cell>
              <table:table-cell office:value-type="float" office:value="9">
                <text:p>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bubble</text:p>
                <draw:g>
                  <svg:desc>Лист1.A17:Лист1.A17</svg:desc>
                </draw:g>
              </table:table-cell>
              <table:table-cell office:value-type="float" office:value="0.00002">
                <text:p>0.00002</text:p>
                <draw:g>
                  <svg:desc>Лист1.B17:Лист1.F17</svg:desc>
                </draw:g>
              </table:table-cell>
              <table:table-cell office:value-type="float" office:value="0.000793333333333333">
                <text:p>0.000793333333333333</text:p>
              </table:table-cell>
              <table:table-cell office:value-type="float" office:value="0.0889666666666667">
                <text:p>0.0889666666666667</text:p>
              </table:table-cell>
              <table:table-cell office:value-type="float" office:value="8.90893666666667">
                <text:p>8.90893666666667</text:p>
              </table:table-cell>
              <table:table-cell office:value-type="float" office:value="901.827643333333">
                <text:p>901.82764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row-mapping="1 0" chart:style-name="ch1">
        <chart:legend chart:legend-position="end" svg:x="13.662cm" svg:y="3.957cm" style:legend-expansion="high" chart:style-name="ch2"/>
        <chart:plot-area chart:style-name="ch3" table:cell-range-address="Лист1.A16:Лист1.F17 Лист1.I17:Лист1.N17" chart:data-source-has-labels="both" svg:x="0.77cm" svg:y="0.855cm" svg:width="12.252cm" svg:height="7.555cm">
          <chartooo:coordinate-region svg:x="2.794cm" svg:y="1.055cm" svg:width="9.618cm" svg:height="6.708cm"/>
          <chart:axis chart:dimension="x" chart:name="primary-x" chart:style-name="ch4" chartooo:axis-type="auto">
            <chartooo:date-scale/>
            <chart:categories table:cell-range-address="Лист1.B16:Лист1.F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J17:Лист1.N17" chart:label-cell-address="Лист1.I17:Лист1.I17" chart:class="chart:line">
            <chart:data-point chart:repeated="5"/>
          </chart:series>
          <chart:series chart:style-name="ch8" chart:values-cell-range-address="Лист1.B17:Лист1.F17" chart:label-cell-address="Лист1.A17:Лист1.A1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Лист1.B16:Лист1.F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built-in</text:p>
                <draw:g>
                  <svg:desc>Лист1.I17:Лист1.I17</svg:desc>
                </draw:g>
              </table:table-cell>
              <table:table-cell office:value-type="float" office:value="0.00000333333333333333">
                <text:p>0.00000333333333333333</text:p>
                <draw:g>
                  <svg:desc>Лист1.J17:Лист1.N17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183333333333333">
                <text:p>0.000183333333333333</text:p>
              </table:table-cell>
              <table:table-cell office:value-type="float" office:value="0.00240666666666667">
                <text:p>0.00240666666666667</text:p>
              </table:table-cell>
              <table:table-cell office:value-type="float" office:value="0.03257">
                <text:p>0.03257</text:p>
              </table:table-cell>
            </table:table-row>
            <table:table-row>
              <table:table-cell office:value-type="string">
                <text:p>bubble</text:p>
                <draw:g>
                  <svg:desc>Лист1.A17:Лист1.A17</svg:desc>
                </draw:g>
              </table:table-cell>
              <table:table-cell office:value-type="float" office:value="0.00002">
                <text:p>0.00002</text:p>
                <draw:g>
                  <svg:desc>Лист1.B17:Лист1.F17</svg:desc>
                </draw:g>
              </table:table-cell>
              <table:table-cell office:value-type="float" office:value="0.000793333333333333">
                <text:p>0.000793333333333333</text:p>
              </table:table-cell>
              <table:table-cell office:value-type="float" office:value="0.0889666666666667">
                <text:p>0.0889666666666667</text:p>
              </table:table-cell>
              <table:table-cell office:value-type="float" office:value="8.90893666666667">
                <text:p>8.90893666666667</text:p>
              </table:table-cell>
              <table:table-cell office:value-type="float" office:value="901.827643333333">
                <text:p>901.82764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